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Locatio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Ilha Azu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Vila Velh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Class</text:p>
          </table:table-cell>
          <table:table-cell/>
        </table:table-row>
        <table:table-row table:style-name="ro1">
          <table:table-cell table:style-name="ce2" office:value-type="string" calcext:value-type="string">
            <text:p>Commercia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Residential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raud Probability Rate</text:p>
          </table:table-cell>
          <table:table-cell table:style-name="Default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spection Results</text:p>
          </table:table-cell>
          <table:table-cell table:style-name="Default"/>
        </table:table-row>
        <table:table-row table:style-name="ro3">
          <table:table-cell table:style-name="ce4" office:value-type="string" calcext:value-type="string">
            <text:p>No Fraud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4" office:value-type="string" calcext:value-type="string">
            <text:p>Fraud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Phase</text:p>
          </table:table-cell>
          <table:table-cell/>
        </table:table-row>
        <table:table-row table:style-name="ro1">
          <table:table-cell table:style-name="ce4" office:value-type="string" calcext:value-type="string">
            <text:p>3 Pha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4" office:value-type="string" calcext:value-type="string">
            <text:p>1 Phase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06:57:40.463287767</meta:creation-date>
    <dc:date>2018-08-04T06:58:02.961891339</dc:date>
    <meta:editing-duration>PT22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